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04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394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0.466cm" fo:break-before="auto" style:use-optimal-row-height="false"/>
    </style:style>
    <style:style style:name="ro8" style:family="table-row">
      <style:table-row-properties style:row-height="0.487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2014-1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5" style:family="table-cell" style:parent-style-name="Excel_20_Built-in_20_Normal">
      <style:table-cell-properties fo:background-color="transparent" fo:padding="0.071cm"/>
    </style:style>
    <style:style style:name="ce6" style:family="table-cell" style:parent-style-name="Excel_20_Built-in_20_Normal">
      <style:table-cell-properties fo:border-bottom="0.74pt solid #3c3c3c" style:diagonal-bl-tr="none" style:diagonal-tl-br="none" fo:background-color="transparent" fo:border-left="none" fo:padding="0.071cm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Normal" style:data-style-name="N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b.sln" xlink:type="simple"/>
      </style:table-cell-properties>
      <style:paragraph-properties fo:text-align="center" css3t:text-justify="auto" fo:margin-left="0cm" style:writing-mode="page"/>
    </style:style>
    <style:style style:name="ce1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c.sln" xlink:type="simple"/>
      </style:table-cell-properties>
      <style:paragraph-properties fo:text-align="center" css3t:text-justify="auto" fo:margin-left="0cm" style:writing-mode="page"/>
    </style:style>
    <style:style style:name="ce1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d.sln" xlink:type="simple"/>
      </style:table-cell-properties>
      <style:paragraph-properties fo:text-align="center" css3t:text-justify="auto" fo:margin-left="0cm" style:writing-mode="page"/>
    </style:style>
    <style:style style:name="ce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>
        <style:hyperlink xlink:href="http://anjos.mgi.polymtl.ca/qaplib/soln.d/sko100e.sln" xlink:type="simple"/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glyph-orientation-vertical="0" fo:border-bottom="1.76pt solid #3c3c3c" fo:background-color="#ffff00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014-1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3"/>
          <table:table-cell table:style-name="ce2"/>
          <table:table-cell table:style-name="ce22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28"/>
          <table:covered-table-cell table:style-name="ce36"/>
          <table:table-cell table:style-name="ce40"/>
          <table:table-cell table:style-name="ce45"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23" office:value-type="string" calcext:value-type="string">
            <text:p>Caso</text:p>
          </table:table-cell>
          <table:table-cell table:style-name="ce29" office:value-type="string" calcext:value-type="string">
            <text:p>Coste obtenido</text:p>
          </table:table-cell>
          <table:table-cell table:style-name="ce22" office:value-type="string" calcext:value-type="string">
            <text:p>Desv</text:p>
          </table:table-cell>
          <table:table-cell table:style-name="ce36" office:value-type="string" calcext:value-type="string">
            <text:p>Tiempo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b</text:p>
          </table:table-cell>
          <table:table-cell table:style-name="ce30" office:value-type="float" office:value="8916" calcext:value-type="float">
            <text:p>8916</text:p>
          </table:table-cell>
          <table:table-cell table:style-name="ce35" table:formula="of:=100*([.G4]-[.C4])/[.C4]" office:value-type="float" office:value="287.98955613577" calcext:value-type="float">
            <text:p>287,99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c</text:p>
          </table:table-cell>
          <table:table-cell table:style-name="ce30" office:value-type="float" office:value="78030" calcext:value-type="float">
            <text:p>78030</text:p>
          </table:table-cell>
          <table:table-cell table:style-name="ce35" table:formula="of:=100*([.G5]-[.C5])/[.C5]" office:value-type="float" office:value="451.760712770471" calcext:value-type="float">
            <text:p>451,76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a</text:p>
          </table:table-cell>
          <table:table-cell table:style-name="ce30" office:value-type="float" office:value="13358" calcext:value-type="float">
            <text:p>13358</text:p>
          </table:table-cell>
          <table:table-cell table:style-name="ce35" table:formula="of:=100*([.G6]-[.C6])/[.C6]" office:value-type="float" office:value="116.991552956465" calcext:value-type="float">
            <text:p>116,99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Desv:</text:p>
          </table:table-cell>
          <table:table-cell table:style-name="ce48" table:formula="of:=SUM([.H4:.H23])/[.B1]" office:value-type="float" office:value="71.8795404703661" calcext:value-type="float">
            <text:p>71,8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b</text:p>
          </table:table-cell>
          <table:table-cell table:style-name="ce30" office:value-type="float" office:value="14620" calcext:value-type="float">
            <text:p>14620</text:p>
          </table:table-cell>
          <table:table-cell table:style-name="ce35" table:formula="of:=100*([.G7]-[.C7])/[.C7]" office:value-type="float" office:value="136.034872457217" calcext:value-type="float">
            <text:p>136,03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Tiempo:</text:p>
          </table:table-cell>
          <table:table-cell table:style-name="ce48" table:formula="of:=SUM([.I4:.I23])/[.B1]" office:value-type="float" office:value="0.00558725" calcext:value-type="float">
            <text:p>0,0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ls19</text:p>
          </table:table-cell>
          <table:table-cell table:style-name="ce30" office:value-type="float" office:value="38627698" calcext:value-type="float">
            <text:p>38627698</text:p>
          </table:table-cell>
          <table:table-cell table:style-name="ce35" table:formula="of:=100*([.G8]-[.C8])/[.C8]" office:value-type="float" office:value="124.415920292568" calcext:value-type="float">
            <text:p>124,42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sc32b</text:p>
          </table:table-cell>
          <table:table-cell table:style-name="ce30" office:value-type="float" office:value="324" calcext:value-type="float">
            <text:p>324</text:p>
          </table:table-cell>
          <table:table-cell table:style-name="ce35" table:formula="of:=100*([.G9]-[.C9])/[.C9]" office:value-type="float" office:value="92.8571428571429" calcext:value-type="float">
            <text:p>92,86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Kra30b</text:p>
          </table:table-cell>
          <table:table-cell table:style-name="ce30" office:value-type="float" office:value="117230" calcext:value-type="float">
            <text:p>117230</text:p>
          </table:table-cell>
          <table:table-cell table:style-name="ce35" table:formula="of:=100*([.G10]-[.C10])/[.C10]" office:value-type="float" office:value="28.2323342813389" calcext:value-type="float">
            <text:p>28,23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1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Lipa90b</text:p>
          </table:table-cell>
          <table:table-cell table:style-name="ce30" office:value-type="float" office:value="16174574" calcext:value-type="float">
            <text:p>16174574</text:p>
          </table:table-cell>
          <table:table-cell table:style-name="ce35" table:formula="of:=100*([.G11]-[.C11])/[.C11]" office:value-type="float" office:value="29.4956198904426" calcext:value-type="float">
            <text:p>29,50</text:p>
          </table:table-cell>
          <table:table-cell table:style-name="ce37" office:value-type="float" office:value="0.000579" calcext:value-type="float">
            <text:p>0,0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Nug30</text:p>
          </table:table-cell>
          <table:table-cell table:style-name="ce30" office:value-type="float" office:value="7410" calcext:value-type="float">
            <text:p>7410</text:p>
          </table:table-cell>
          <table:table-cell table:style-name="ce35" table:formula="of:=100*([.G12]-[.C12])/[.C12]" office:value-type="float" office:value="20.9993468321359" calcext:value-type="float">
            <text:p>21,00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56</text:p>
          </table:table-cell>
          <table:table-cell table:style-name="ce30" office:value-type="float" office:value="40512" calcext:value-type="float">
            <text:p>40512</text:p>
          </table:table-cell>
          <table:table-cell table:style-name="ce35" table:formula="of:=100*([.G13]-[.C13])/[.C13]" office:value-type="float" office:value="17.5692146961518" calcext:value-type="float">
            <text:p>17,57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64</text:p>
          </table:table-cell>
          <table:table-cell table:style-name="ce30" office:value-type="float" office:value="56086" calcext:value-type="float">
            <text:p>56086</text:p>
          </table:table-cell>
          <table:table-cell table:style-name="ce35" table:formula="of:=100*([.G14]-[.C14])/[.C14]" office:value-type="float" office:value="15.6460060208668" calcext:value-type="float">
            <text:p>15,65</text:p>
          </table:table-cell>
          <table:table-cell table:style-name="ce37" office:value-type="float" office:value="0.00011" calcext:value-type="float">
            <text:p>0,0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72</text:p>
          </table:table-cell>
          <table:table-cell table:style-name="ce30" office:value-type="float" office:value="77296" calcext:value-type="float">
            <text:p>77296</text:p>
          </table:table-cell>
          <table:table-cell table:style-name="ce35" table:formula="of:=100*([.G15]-[.C15])/[.C15]" office:value-type="float" office:value="16.6626418739435" calcext:value-type="float">
            <text:p>16,66</text:p>
          </table:table-cell>
          <table:table-cell table:style-name="ce37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81</text:p>
          </table:table-cell>
          <table:table-cell table:style-name="ce30" office:value-type="float" office:value="102664" calcext:value-type="float">
            <text:p>102664</text:p>
          </table:table-cell>
          <table:table-cell table:style-name="ce35" table:formula="of:=100*([.G16]-[.C16])/[.C16]" office:value-type="float" office:value="12.8200619793842" calcext:value-type="float">
            <text:p>12,82</text:p>
          </table:table-cell>
          <table:table-cell table:style-name="ce37" office:value-type="float" office:value="0.000113" calcext:value-type="float">
            <text:p>0,0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90</text:p>
          </table:table-cell>
          <table:table-cell table:style-name="ce31" office:value-type="float" office:value="131406" calcext:value-type="float">
            <text:p>131406</text:p>
          </table:table-cell>
          <table:table-cell table:style-name="ce35" table:formula="of:=100*([.G17]-[.C17])/[.C17]" office:value-type="float" office:value="13.7379472709332" calcext:value-type="float">
            <text:p>13,74</text:p>
          </table:table-cell>
          <table:table-cell table:style-name="ce37" office:value-type="float" office:value="0.000135" calcext:value-type="float">
            <text:p>0,0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a</text:p>
          </table:table-cell>
          <table:table-cell table:style-name="ce30" office:value-type="float" office:value="176336" calcext:value-type="float">
            <text:p>176336</text:p>
          </table:table-cell>
          <table:table-cell table:style-name="ce35" table:formula="of:=100*([.G18]-[.C18])/[.C18]" office:value-type="float" office:value="16.0089998815805" calcext:value-type="float">
            <text:p>16,01</text:p>
          </table:table-cell>
          <table:table-cell table:style-name="ce37" office:value-type="float" office:value="0.000161" calcext:value-type="float">
            <text:p>0,00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b</text:p>
          </table:table-cell>
          <table:table-cell table:style-name="ce30" office:value-type="float" office:value="169670" calcext:value-type="float">
            <text:p>169670</text:p>
          </table:table-cell>
          <table:table-cell table:style-name="ce35" table:formula="of:=100*([.G19]-[.C19])/[.C19]" office:value-type="float" office:value="10.2540775878875" calcext:value-type="float">
            <text:p>10,25</text:p>
          </table:table-cell>
          <table:table-cell table:style-name="ce37" office:value-type="float" office:value="0.00016" calcext:value-type="float">
            <text:p>0,00</text:p>
          </table:table-cell>
          <table:table-cell table:style-name="ce42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c</text:p>
          </table:table-cell>
          <table:table-cell table:style-name="ce30" office:value-type="float" office:value="170174" calcext:value-type="float">
            <text:p>170174</text:p>
          </table:table-cell>
          <table:table-cell table:style-name="ce35" table:formula="of:=100*([.G20]-[.C20])/[.C20]" office:value-type="float" office:value="15.0897458440979" calcext:value-type="float">
            <text:p>15,09</text:p>
          </table:table-cell>
          <table:table-cell table:style-name="ce37" office:value-type="float" office:value="0.000166" calcext:value-type="float">
            <text:p>0,00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d</text:p>
          </table:table-cell>
          <table:table-cell table:style-name="ce30" office:value-type="float" office:value="171598" calcext:value-type="float">
            <text:p>171598</text:p>
          </table:table-cell>
          <table:table-cell table:style-name="ce35" table:formula="of:=100*([.G21]-[.C21])/[.C21]" office:value-type="float" office:value="14.7229502059154" calcext:value-type="float">
            <text:p>14,72</text:p>
          </table:table-cell>
          <table:table-cell table:style-name="ce37" office:value-type="float" office:value="0.000161" calcext:value-type="float">
            <text:p>0,00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2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e</text:p>
          </table:table-cell>
          <table:table-cell table:style-name="ce31" office:value-type="float" office:value="172328" calcext:value-type="float">
            <text:p>172328</text:p>
          </table:table-cell>
          <table:table-cell table:style-name="ce35" table:formula="of:=100*([.G22]-[.C22])/[.C22]" office:value-type="float" office:value="15.5400603419376" calcext:value-type="float">
            <text:p>15,54</text:p>
          </table:table-cell>
          <table:table-cell table:style-name="ce37" office:value-type="float" office:value="0.00016" calcext:value-type="float">
            <text:p>0,00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2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1" office:value-type="string" calcext:value-type="string">
            <text:p>No</text:p>
          </table:table-cell>
          <table:table-cell table:style-name="ce2"/>
          <table:table-cell table:style-name="ce25" office:value-type="string" calcext:value-type="string">
            <text:p>Wil50</text:p>
          </table:table-cell>
          <table:table-cell table:style-name="ce32" office:value-type="float" office:value="49188" calcext:value-type="float">
            <text:p>49188</text:p>
          </table:table-cell>
          <table:table-cell table:style-name="ce35" table:formula="of:=100*([.G23]-[.C23])/[.C23]" office:value-type="float" office:value="0.76204523107178" calcext:value-type="float">
            <text:p>0,76</text:p>
          </table:table-cell>
          <table:table-cell table:style-name="ce37" office:value-type="float" office:value="0.01" calcext:value-type="float">
            <text:p>0,01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3">
          <table:table-cell table:style-name="ce5"/>
          <table:table-cell table:style-name="ce8" table:number-columns-repeated="2"/>
          <table:table-cell table:style-name="ce11"/>
          <table:table-cell table:style-name="ce2"/>
          <table:table-cell table:style-name="ce26"/>
          <table:table-cell table:style-name="ce33" table:number-columns-repeated="3"/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4">
          <table:table-cell table:style-name="ce7" table:number-columns-repeated="9"/>
          <table:table-cell table:number-columns-repeated="1015"/>
        </table:table-row>
        <table:table-row table:style-name="ro5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3"/>
          <table:table-cell table:style-name="ce2"/>
          <table:table-cell table:style-name="ce22" office:value-type="string" calcext:value-type="string" table:number-columns-spanned="4" table:number-rows-spanned="1">
            <text:p>Algoritmo BMB</text:p>
          </table:table-cell>
          <table:covered-table-cell table:number-columns-repeated="2" table:style-name="ce28"/>
          <table:covered-table-cell table:style-name="ce36" office:value-type="float" office:value="0.01" calcext:value-type="float">
            <text:p>0,01</text:p>
          </table:covered-table-cell>
          <table:table-cell table:style-name="ce40"/>
          <table:table-cell table:style-name="ce45" table:number-columns-repeated="2"/>
          <table:table-cell table:number-columns-repeated="1012"/>
        </table:table-row>
        <table:table-row table:style-name="ro6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23" office:value-type="string" calcext:value-type="string">
            <text:p>Caso</text:p>
          </table:table-cell>
          <table:table-cell table:style-name="ce29" office:value-type="string" calcext:value-type="string">
            <text:p>Coste obtenido</text:p>
          </table:table-cell>
          <table:table-cell table:style-name="ce22" office:value-type="string" calcext:value-type="string">
            <text:p>Desv</text:p>
          </table:table-cell>
          <table:table-cell table:style-name="ce36" office:value-type="float" office:value="0.01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b</text:p>
          </table:table-cell>
          <table:table-cell table:style-name="ce30" office:value-type="float" office:value="2814" calcext:value-type="float">
            <text:p>2814</text:p>
          </table:table-cell>
          <table:table-cell table:style-name="ce35" table:formula="of:=100*([.G29]-[.C29])/[.C29]" office:value-type="float" office:value="22.4543080939948" calcext:value-type="float">
            <text:p>22,45</text:p>
          </table:table-cell>
          <table:table-cell table:style-name="ce38" office:value-type="float" office:value="0.007969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c</text:p>
          </table:table-cell>
          <table:table-cell table:style-name="ce30" office:value-type="float" office:value="19554" calcext:value-type="float">
            <text:p>19554</text:p>
          </table:table-cell>
          <table:table-cell table:style-name="ce35" table:formula="of:=100*([.G30]-[.C30])/[.C30]" office:value-type="float" office:value="38.2689859991515" calcext:value-type="float">
            <text:p>38,27</text:p>
          </table:table-cell>
          <table:table-cell table:style-name="ce38" office:value-type="float" office:value="0.009267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a</text:p>
          </table:table-cell>
          <table:table-cell table:style-name="ce30" office:value-type="float" office:value="6530" calcext:value-type="float">
            <text:p>6530</text:p>
          </table:table-cell>
          <table:table-cell table:style-name="ce35" table:formula="of:=100*([.G31]-[.C31])/[.C31]" office:value-type="float" office:value="6.07537361923327" calcext:value-type="float">
            <text:p>6,08</text:p>
          </table:table-cell>
          <table:table-cell table:style-name="ce38" office:value-type="float" office:value="0.012073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Desv:</text:p>
          </table:table-cell>
          <table:table-cell table:style-name="ce48" table:formula="of:=SUM([.H29:.H48])/[.B26]" office:value-type="float" office:value="6.53827566231748" calcext:value-type="float">
            <text:p>6,54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b</text:p>
          </table:table-cell>
          <table:table-cell table:style-name="ce30" office:value-type="float" office:value="6560" calcext:value-type="float">
            <text:p>6560</text:p>
          </table:table-cell>
          <table:table-cell table:style-name="ce35" table:formula="of:=100*([.G32]-[.C32])/[.C32]" office:value-type="float" office:value="5.90894413948983" calcext:value-type="float">
            <text:p>5,91</text:p>
          </table:table-cell>
          <table:table-cell table:style-name="ce38" office:value-type="float" office:value="0.011591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Tiempo:</text:p>
          </table:table-cell>
          <table:table-cell table:style-name="ce48" table:formula="of:=SUM([.I29:.I48])/[.B26]" office:value-type="float" office:value="0.7327024" calcext:value-type="float">
            <text:p>0,73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ls19</text:p>
          </table:table-cell>
          <table:table-cell table:style-name="ce30" office:value-type="float" office:value="17997928" calcext:value-type="float">
            <text:p>17997928</text:p>
          </table:table-cell>
          <table:table-cell table:style-name="ce35" table:formula="of:=100*([.G33]-[.C33])/[.C33]" office:value-type="float" office:value="4.56283404409388" calcext:value-type="float">
            <text:p>4,56</text:p>
          </table:table-cell>
          <table:table-cell table:style-name="ce38" office:value-type="float" office:value="0.010103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sc32b</text:p>
          </table:table-cell>
          <table:table-cell table:style-name="ce30" office:value-type="float" office:value="188" calcext:value-type="float">
            <text:p>188</text:p>
          </table:table-cell>
          <table:table-cell table:style-name="ce35" table:formula="of:=100*([.G34]-[.C34])/[.C34]" office:value-type="float" office:value="11.9047619047619" calcext:value-type="float">
            <text:p>11,90</text:p>
          </table:table-cell>
          <table:table-cell table:style-name="ce38" office:value-type="float" office:value="0.030863" calcext:value-type="float">
            <text:p>0,03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Kra30b</text:p>
          </table:table-cell>
          <table:table-cell table:style-name="ce30" office:value-type="float" office:value="93030" calcext:value-type="float">
            <text:p>93030</text:p>
          </table:table-cell>
          <table:table-cell table:style-name="ce35" table:formula="of:=100*([.G35]-[.C35])/[.C35]" office:value-type="float" office:value="1.76110260336907" calcext:value-type="float">
            <text:p>1,76</text:p>
          </table:table-cell>
          <table:table-cell table:style-name="ce38" office:value-type="float" office:value="0.035302" calcext:value-type="float">
            <text:p>0,0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1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Lipa90b</text:p>
          </table:table-cell>
          <table:table-cell table:style-name="ce30" office:value-type="float" office:value="15176069" calcext:value-type="float">
            <text:p>15176069</text:p>
          </table:table-cell>
          <table:table-cell table:style-name="ce35" table:formula="of:=100*([.G36]-[.C36])/[.C36]" office:value-type="float" office:value="21.5014666015395" calcext:value-type="float">
            <text:p>21,50</text:p>
          </table:table-cell>
          <table:table-cell table:style-name="ce38" office:value-type="float" office:value="0.847756" calcext:value-type="float">
            <text:p>0,85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Nug30</text:p>
          </table:table-cell>
          <table:table-cell table:style-name="ce30" office:value-type="float" office:value="6224" calcext:value-type="float">
            <text:p>6224</text:p>
          </table:table-cell>
          <table:table-cell table:style-name="ce35" table:formula="of:=100*([.G37]-[.C37])/[.C37]" office:value-type="float" office:value="1.63291966035271" calcext:value-type="float">
            <text:p>1,63</text:p>
          </table:table-cell>
          <table:table-cell table:style-name="ce38" office:value-type="float" office:value="0.042585" calcext:value-type="float">
            <text:p>0,0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56</text:p>
          </table:table-cell>
          <table:table-cell table:style-name="ce30" office:value-type="float" office:value="35038" calcext:value-type="float">
            <text:p>35038</text:p>
          </table:table-cell>
          <table:table-cell table:style-name="ce35" table:formula="of:=100*([.G38]-[.C38])/[.C38]" office:value-type="float" office:value="1.6832085437344" calcext:value-type="float">
            <text:p>1,68</text:p>
          </table:table-cell>
          <table:table-cell table:style-name="ce38" office:value-type="float" office:value="0.287997" calcext:value-type="float">
            <text:p>0,29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64</text:p>
          </table:table-cell>
          <table:table-cell table:style-name="ce30" office:value-type="float" office:value="49334" calcext:value-type="float">
            <text:p>49334</text:p>
          </table:table-cell>
          <table:table-cell table:style-name="ce35" table:formula="of:=100*([.G39]-[.C39])/[.C39]" office:value-type="float" office:value="1.72378242401749" calcext:value-type="float">
            <text:p>1,72</text:p>
          </table:table-cell>
          <table:table-cell table:style-name="ce38" office:value-type="float" office:value="0.443713" calcext:value-type="float">
            <text:p>0,4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72</text:p>
          </table:table-cell>
          <table:table-cell table:style-name="ce30" office:value-type="float" office:value="67520" calcext:value-type="float">
            <text:p>67520</text:p>
          </table:table-cell>
          <table:table-cell table:style-name="ce35" table:formula="of:=100*([.G40]-[.C40])/[.C40]" office:value-type="float" office:value="1.90775175078483" calcext:value-type="float">
            <text:p>1,91</text:p>
          </table:table-cell>
          <table:table-cell table:style-name="ce38" office:value-type="float" office:value="0.642105" calcext:value-type="float">
            <text:p>0,6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81</text:p>
          </table:table-cell>
          <table:table-cell table:style-name="ce30" office:value-type="float" office:value="92520" calcext:value-type="float">
            <text:p>92520</text:p>
          </table:table-cell>
          <table:table-cell table:style-name="ce35" table:formula="of:=100*([.G41]-[.C41])/[.C41]" office:value-type="float" office:value="1.67256423218093" calcext:value-type="float">
            <text:p>1,67</text:p>
          </table:table-cell>
          <table:table-cell table:style-name="ce38" office:value-type="float" office:value="0.964455" calcext:value-type="float">
            <text:p>0,96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90</text:p>
          </table:table-cell>
          <table:table-cell table:style-name="ce30" office:value-type="float" office:value="117198" calcext:value-type="float">
            <text:p>117198</text:p>
          </table:table-cell>
          <table:table-cell table:style-name="ce35" table:formula="of:=100*([.G42]-[.C42])/[.C42]" office:value-type="float" office:value="1.44026866550106" calcext:value-type="float">
            <text:p>1,44</text:p>
          </table:table-cell>
          <table:table-cell table:style-name="ce38" office:value-type="float" office:value="1.32764" calcext:value-type="float">
            <text:p>1,33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5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a</text:p>
          </table:table-cell>
          <table:table-cell table:style-name="ce30" office:value-type="float" office:value="154024" calcext:value-type="float">
            <text:p>154024</text:p>
          </table:table-cell>
          <table:table-cell table:style-name="ce35" table:formula="of:=100*([.G43]-[.C43])/[.C43]" office:value-type="float" office:value="1.33024565466244" calcext:value-type="float">
            <text:p>1,33</text:p>
          </table:table-cell>
          <table:table-cell table:style-name="ce38" office:value-type="float" office:value="1.92707" calcext:value-type="float">
            <text:p>1,93</text:p>
          </table:table-cell>
          <table:table-cell table:style-name="ce2" table:number-columns-repeated="3"/>
          <table:table-cell table:number-columns-repeated="1012"/>
        </table:table-row>
        <table:table-row table:style-name="ro5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b</text:p>
          </table:table-cell>
          <table:table-cell table:style-name="ce30" office:value-type="float" office:value="156580" calcext:value-type="float">
            <text:p>156580</text:p>
          </table:table-cell>
          <table:table-cell table:style-name="ce35" table:formula="of:=100*([.G44]-[.C44])/[.C44]" office:value-type="float" office:value="1.74800181948145" calcext:value-type="float">
            <text:p>1,75</text:p>
          </table:table-cell>
          <table:table-cell table:style-name="ce38" office:value-type="float" office:value="2.01362" calcext:value-type="float">
            <text:p>2,01</text:p>
          </table:table-cell>
          <table:table-cell table:style-name="ce42" table:number-columns-repeated="3"/>
          <table:table-cell table:number-columns-repeated="1012"/>
        </table:table-row>
        <table:table-row table:style-name="ro5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c</text:p>
          </table:table-cell>
          <table:table-cell table:style-name="ce30" office:value-type="float" office:value="149946" calcext:value-type="float">
            <text:p>149946</text:p>
          </table:table-cell>
          <table:table-cell table:style-name="ce35" table:formula="of:=100*([.G45]-[.C45])/[.C45]" office:value-type="float" office:value="1.40942229917085" calcext:value-type="float">
            <text:p>1,41</text:p>
          </table:table-cell>
          <table:table-cell table:style-name="ce38" office:value-type="float" office:value="2.01034" calcext:value-type="float">
            <text:p>2,01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5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d</text:p>
          </table:table-cell>
          <table:table-cell table:style-name="ce30" office:value-type="float" office:value="151458" calcext:value-type="float">
            <text:p>151458</text:p>
          </table:table-cell>
          <table:table-cell table:style-name="ce35" table:formula="of:=100*([.G46]-[.C46])/[.C46]" office:value-type="float" office:value="1.25822324437075" calcext:value-type="float">
            <text:p>1,26</text:p>
          </table:table-cell>
          <table:table-cell table:style-name="ce38" office:value-type="float" office:value="1.92853" calcext:value-type="float">
            <text:p>1,93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5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e</text:p>
          </table:table-cell>
          <table:table-cell table:style-name="ce30" office:value-type="float" office:value="151774" calcext:value-type="float">
            <text:p>151774</text:p>
          </table:table-cell>
          <table:table-cell table:style-name="ce35" table:formula="of:=100*([.G47]-[.C47])/[.C47]" office:value-type="float" office:value="1.75930271538719" calcext:value-type="float">
            <text:p>1,76</text:p>
          </table:table-cell>
          <table:table-cell table:style-name="ce38" office:value-type="float" office:value="1.90547" calcext:value-type="float">
            <text:p>1,91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5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1" office:value-type="string" calcext:value-type="string">
            <text:p>No</text:p>
          </table:table-cell>
          <table:table-cell table:style-name="ce2"/>
          <table:table-cell table:style-name="ce25" office:value-type="string" calcext:value-type="string">
            <text:p>Wil50</text:p>
          </table:table-cell>
          <table:table-cell table:style-name="ce32" office:value-type="float" office:value="49188" calcext:value-type="float">
            <text:p>49188</text:p>
          </table:table-cell>
          <table:table-cell table:style-name="ce35" table:formula="of:=100*([.G48]-[.C48])/[.C48]" office:value-type="float" office:value="0.76204523107178" calcext:value-type="float">
            <text:p>0,76</text:p>
          </table:table-cell>
          <table:table-cell table:style-name="ce38" office:value-type="float" office:value="0.195599" calcext:value-type="float">
            <text:p>0,20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3"/>
          <table:table-cell table:style-name="ce2"/>
          <table:table-cell table:style-name="ce22" office:value-type="string" calcext:value-type="string" table:number-columns-spanned="4" table:number-rows-spanned="1">
            <text:p>Algoritmo GRASP</text:p>
          </table:table-cell>
          <table:covered-table-cell table:number-columns-repeated="2" table:style-name="ce28"/>
          <table:covered-table-cell table:style-name="ce36"/>
          <table:table-cell table:style-name="ce40"/>
          <table:table-cell table:style-name="ce45" table:number-columns-repeated="2"/>
          <table:table-cell table:number-columns-repeated="1012"/>
        </table:table-row>
        <table:table-row table:style-name="ro6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23" office:value-type="string" calcext:value-type="string">
            <text:p>Caso</text:p>
          </table:table-cell>
          <table:table-cell table:style-name="ce29" office:value-type="string" calcext:value-type="string">
            <text:p>Coste obtenido</text:p>
          </table:table-cell>
          <table:table-cell table:style-name="ce22" office:value-type="string" calcext:value-type="string">
            <text:p>Desv</text:p>
          </table:table-cell>
          <table:table-cell table:style-name="ce36" office:value-type="string" calcext:value-type="string">
            <text:p>Tiempo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b</text:p>
          </table:table-cell>
          <table:table-cell table:style-name="ce30" office:value-type="float" office:value="2884" calcext:value-type="float">
            <text:p>2884</text:p>
          </table:table-cell>
          <table:table-cell table:style-name="ce35" table:formula="of:=100*([.G55]-[.C55])/[.C55]" office:value-type="float" office:value="25.5004351610096" calcext:value-type="float">
            <text:p>25,50</text:p>
          </table:table-cell>
          <table:table-cell table:style-name="ce37" office:value-type="float" office:value="0.016483" calcext:value-type="float">
            <text:p>0,02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c</text:p>
          </table:table-cell>
          <table:table-cell table:style-name="ce30" office:value-type="float" office:value="17848" calcext:value-type="float">
            <text:p>17848</text:p>
          </table:table-cell>
          <table:table-cell table:style-name="ce35" table:formula="of:=100*([.G56]-[.C56])/[.C56]" office:value-type="float" office:value="26.205628623957" calcext:value-type="float">
            <text:p>26,21</text:p>
          </table:table-cell>
          <table:table-cell table:style-name="ce37" office:value-type="float" office:value="0.016279" calcext:value-type="float">
            <text:p>0,02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0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a</text:p>
          </table:table-cell>
          <table:table-cell table:style-name="ce30" office:value-type="float" office:value="6438" calcext:value-type="float">
            <text:p>6438</text:p>
          </table:table-cell>
          <table:table-cell table:style-name="ce35" table:formula="of:=100*([.G57]-[.C57])/[.C57]" office:value-type="float" office:value="4.58089668615984" calcext:value-type="float">
            <text:p>4,58</text:p>
          </table:table-cell>
          <table:table-cell table:style-name="ce37" office:value-type="float" office:value="0.020711" calcext:value-type="float">
            <text:p>0,02</text:p>
          </table:table-cell>
          <table:table-cell table:style-name="ce41"/>
          <table:table-cell table:style-name="ce43" office:value-type="string" calcext:value-type="string">
            <text:p>Media Desv:</text:p>
          </table:table-cell>
          <table:table-cell table:style-name="ce48" table:formula="of:=SUM([.H55:.H74])/[.B52]" office:value-type="float" office:value="6.54681438560762" calcext:value-type="float">
            <text:p>6,55</text:p>
          </table:table-cell>
          <table:table-cell table:number-columns-repeated="1012"/>
        </table:table-row>
        <table:table-row table:style-name="ro10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b</text:p>
          </table:table-cell>
          <table:table-cell table:style-name="ce30" office:value-type="float" office:value="6790" calcext:value-type="float">
            <text:p>6790</text:p>
          </table:table-cell>
          <table:table-cell table:style-name="ce35" table:formula="of:=100*([.G58]-[.C58])/[.C58]" office:value-type="float" office:value="9.6222150468195" calcext:value-type="float">
            <text:p>9,62</text:p>
          </table:table-cell>
          <table:table-cell table:style-name="ce37" office:value-type="float" office:value="0.019527" calcext:value-type="float">
            <text:p>0,02</text:p>
          </table:table-cell>
          <table:table-cell table:style-name="ce41"/>
          <table:table-cell table:style-name="ce43" office:value-type="string" calcext:value-type="string">
            <text:p>Media Tiempo:</text:p>
          </table:table-cell>
          <table:table-cell table:style-name="ce48" table:formula="of:=SUM([.I55:.I74])/[.B52]" office:value-type="float" office:value="1.16309325" calcext:value-type="float">
            <text:p>1,16</text:p>
          </table:table-cell>
          <table:table-cell table:number-columns-repeated="1012"/>
        </table:table-row>
        <table:table-row table:style-name="ro9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ls19</text:p>
          </table:table-cell>
          <table:table-cell table:style-name="ce30" office:value-type="float" office:value="17997928" calcext:value-type="float">
            <text:p>17997928</text:p>
          </table:table-cell>
          <table:table-cell table:style-name="ce35" table:formula="of:=100*([.G59]-[.C59])/[.C59]" office:value-type="float" office:value="4.56283404409388" calcext:value-type="float">
            <text:p>4,56</text:p>
          </table:table-cell>
          <table:table-cell table:style-name="ce37" office:value-type="float" office:value="0.014466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sc32b</text:p>
          </table:table-cell>
          <table:table-cell table:style-name="ce30" office:value-type="float" office:value="196" calcext:value-type="float">
            <text:p>196</text:p>
          </table:table-cell>
          <table:table-cell table:style-name="ce35" table:formula="of:=100*([.G60]-[.C60])/[.C60]" office:value-type="float" office:value="16.6666666666667" calcext:value-type="float">
            <text:p>16,67</text:p>
          </table:table-cell>
          <table:table-cell table:style-name="ce37" office:value-type="float" office:value="0.06176" calcext:value-type="float">
            <text:p>0,06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Kra30b</text:p>
          </table:table-cell>
          <table:table-cell table:style-name="ce30" office:value-type="float" office:value="93990" calcext:value-type="float">
            <text:p>93990</text:p>
          </table:table-cell>
          <table:table-cell table:style-name="ce35" table:formula="of:=100*([.G61]-[.C61])/[.C61]" office:value-type="float" office:value="2.81120105009845" calcext:value-type="float">
            <text:p>2,81</text:p>
          </table:table-cell>
          <table:table-cell table:style-name="ce37" office:value-type="float" office:value="0.041729" calcext:value-type="float">
            <text:p>0,0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1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Lipa90b</text:p>
          </table:table-cell>
          <table:table-cell table:style-name="ce30" office:value-type="float" office:value="15197734" calcext:value-type="float">
            <text:p>15197734</text:p>
          </table:table-cell>
          <table:table-cell table:style-name="ce35" table:formula="of:=100*([.G62]-[.C62])/[.C62]" office:value-type="float" office:value="21.6749192442445" calcext:value-type="float">
            <text:p>21,67</text:p>
          </table:table-cell>
          <table:table-cell table:style-name="ce37" office:value-type="float" office:value="0.891453" calcext:value-type="float">
            <text:p>0,89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Nug30</text:p>
          </table:table-cell>
          <table:table-cell table:style-name="ce30" office:value-type="float" office:value="6216" calcext:value-type="float">
            <text:p>6216</text:p>
          </table:table-cell>
          <table:table-cell table:style-name="ce35" table:formula="of:=100*([.G63]-[.C63])/[.C63]" office:value-type="float" office:value="1.50228608752449" calcext:value-type="float">
            <text:p>1,50</text:p>
          </table:table-cell>
          <table:table-cell table:style-name="ce37" office:value-type="float" office:value="0.042212" calcext:value-type="float">
            <text:p>0,0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56</text:p>
          </table:table-cell>
          <table:table-cell table:style-name="ce30" office:value-type="float" office:value="35168" calcext:value-type="float">
            <text:p>35168</text:p>
          </table:table-cell>
          <table:table-cell table:style-name="ce35" table:formula="of:=100*([.G64]-[.C64])/[.C64]" office:value-type="float" office:value="2.06047942422659" calcext:value-type="float">
            <text:p>2,06</text:p>
          </table:table-cell>
          <table:table-cell table:style-name="ce37" office:value-type="float" office:value="0.270156" calcext:value-type="float">
            <text:p>0,27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64</text:p>
          </table:table-cell>
          <table:table-cell table:style-name="ce30" office:value-type="float" office:value="49430" calcext:value-type="float">
            <text:p>49430</text:p>
          </table:table-cell>
          <table:table-cell table:style-name="ce35" table:formula="of:=100*([.G65]-[.C65])/[.C65]" office:value-type="float" office:value="1.92172873108169" calcext:value-type="float">
            <text:p>1,92</text:p>
          </table:table-cell>
          <table:table-cell table:style-name="ce37" office:value-type="float" office:value="0.475135" calcext:value-type="float">
            <text:p>0,48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72</text:p>
          </table:table-cell>
          <table:table-cell table:style-name="ce30" office:value-type="float" office:value="67534" calcext:value-type="float">
            <text:p>67534</text:p>
          </table:table-cell>
          <table:table-cell table:style-name="ce35" table:formula="of:=100*([.G66]-[.C66])/[.C66]" office:value-type="float" office:value="1.9288819125815" calcext:value-type="float">
            <text:p>1,93</text:p>
          </table:table-cell>
          <table:table-cell table:style-name="ce37" office:value-type="float" office:value="1.78582" calcext:value-type="float">
            <text:p>1,79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81</text:p>
          </table:table-cell>
          <table:table-cell table:style-name="ce30" office:value-type="float" office:value="92642" calcext:value-type="float">
            <text:p>92642</text:p>
          </table:table-cell>
          <table:table-cell table:style-name="ce35" table:formula="of:=100*([.G67]-[.C67])/[.C67]" office:value-type="float" office:value="1.80663311281567" calcext:value-type="float">
            <text:p>1,81</text:p>
          </table:table-cell>
          <table:table-cell table:style-name="ce37" office:value-type="float" office:value="1.29665" calcext:value-type="float">
            <text:p>1,3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90</text:p>
          </table:table-cell>
          <table:table-cell table:style-name="ce30" office:value-type="float" office:value="117338" calcext:value-type="float">
            <text:p>117338</text:p>
          </table:table-cell>
          <table:table-cell table:style-name="ce35" table:formula="of:=100*([.G68]-[.C68])/[.C68]" office:value-type="float" office:value="1.56144511572351" calcext:value-type="float">
            <text:p>1,56</text:p>
          </table:table-cell>
          <table:table-cell table:style-name="ce37" office:value-type="float" office:value="2.7105" calcext:value-type="float">
            <text:p>2,7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9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a</text:p>
          </table:table-cell>
          <table:table-cell table:style-name="ce30" office:value-type="float" office:value="154056" calcext:value-type="float">
            <text:p>154056</text:p>
          </table:table-cell>
          <table:table-cell table:style-name="ce35" table:formula="of:=100*([.G69]-[.C69])/[.C69]" office:value-type="float" office:value="1.35129800923672" calcext:value-type="float">
            <text:p>1,35</text:p>
          </table:table-cell>
          <table:table-cell table:style-name="ce37" office:value-type="float" office:value="2.11715" calcext:value-type="float">
            <text:p>2,12</text:p>
          </table:table-cell>
          <table:table-cell table:style-name="ce2" table:number-columns-repeated="3"/>
          <table:table-cell table:number-columns-repeated="1012"/>
        </table:table-row>
        <table:table-row table:style-name="ro9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b</text:p>
          </table:table-cell>
          <table:table-cell table:style-name="ce30" office:value-type="float" office:value="156024" calcext:value-type="float">
            <text:p>156024</text:p>
          </table:table-cell>
          <table:table-cell table:style-name="ce35" table:formula="of:=100*([.G70]-[.C70])/[.C70]" office:value-type="float" office:value="1.3867047891351" calcext:value-type="float">
            <text:p>1,39</text:p>
          </table:table-cell>
          <table:table-cell table:style-name="ce37" office:value-type="float" office:value="3.93162" calcext:value-type="float">
            <text:p>3,93</text:p>
          </table:table-cell>
          <table:table-cell table:style-name="ce42" table:number-columns-repeated="3"/>
          <table:table-cell table:number-columns-repeated="1012"/>
        </table:table-row>
        <table:table-row table:style-name="ro3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c</text:p>
          </table:table-cell>
          <table:table-cell table:style-name="ce30" office:value-type="float" office:value="150090" calcext:value-type="float">
            <text:p>150090</text:p>
          </table:table-cell>
          <table:table-cell table:style-name="ce35" table:formula="of:=100*([.G71]-[.C71])/[.C71]" office:value-type="float" office:value="1.5068104042959" calcext:value-type="float">
            <text:p>1,51</text:p>
          </table:table-cell>
          <table:table-cell table:style-name="ce37" office:value-type="float" office:value="3.04878" calcext:value-type="float">
            <text:p>3,05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3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d</text:p>
          </table:table-cell>
          <table:table-cell table:style-name="ce30" office:value-type="float" office:value="152286" calcext:value-type="float">
            <text:p>152286</text:p>
          </table:table-cell>
          <table:table-cell table:style-name="ce35" table:formula="of:=100*([.G72]-[.C72])/[.C72]" office:value-type="float" office:value="1.81178798737765" calcext:value-type="float">
            <text:p>1,81</text:p>
          </table:table-cell>
          <table:table-cell table:style-name="ce37" office:value-type="float" office:value="3.08714" calcext:value-type="float">
            <text:p>3,09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3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e</text:p>
          </table:table-cell>
          <table:table-cell table:style-name="ce30" office:value-type="float" office:value="151452" calcext:value-type="float">
            <text:p>151452</text:p>
          </table:table-cell>
          <table:table-cell table:style-name="ce35" table:formula="of:=100*([.G73]-[.C73])/[.C73]" office:value-type="float" office:value="1.54341267180691" calcext:value-type="float">
            <text:p>1,54</text:p>
          </table:table-cell>
          <table:table-cell table:style-name="ce37" office:value-type="float" office:value="3.1291" calcext:value-type="float">
            <text:p>3,13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3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1" office:value-type="string" calcext:value-type="string">
            <text:p>No</text:p>
          </table:table-cell>
          <table:table-cell table:style-name="ce2"/>
          <table:table-cell table:style-name="ce25" office:value-type="string" calcext:value-type="string">
            <text:p>Wil50</text:p>
          </table:table-cell>
          <table:table-cell table:style-name="ce32" office:value-type="float" office:value="49270" calcext:value-type="float">
            <text:p>49270</text:p>
          </table:table-cell>
          <table:table-cell table:style-name="ce35" table:formula="of:=100*([.G74]-[.C74])/[.C74]" office:value-type="float" office:value="0.93002294329728" calcext:value-type="float">
            <text:p>0,93</text:p>
          </table:table-cell>
          <table:table-cell table:style-name="ce38" office:value-type="float" office:value="0.285194" calcext:value-type="float">
            <text:p>0,29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style-name="ce1" office:value-type="string" calcext:value-type="string">
            <text:p>Nº casos: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<text:span text:style-name="T1">Semilla:</text:span><text:span text:style-name="T2"> 28345234</text:span></text:p>
          </table:table-cell>
          <table:table-cell table:style-name="ce9"/>
          <table:table-cell table:style-name="ce2" table:number-columns-repeated="5"/>
          <table:table-cell table:style-name="ce39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3"/>
          <table:table-cell table:style-name="ce2"/>
          <table:table-cell table:style-name="ce22" office:value-type="string" calcext:value-type="string" table:number-columns-spanned="4" table:number-rows-spanned="1">
            <text:p>Algoritmo ISL</text:p>
          </table:table-cell>
          <table:covered-table-cell table:number-columns-repeated="2" table:style-name="ce28"/>
          <table:covered-table-cell table:style-name="ce36"/>
          <table:table-cell table:style-name="ce40"/>
          <table:table-cell table:style-name="ce45" table:number-columns-repeated="2"/>
          <table:table-cell table:number-columns-repeated="1012"/>
        </table:table-row>
        <table:table-row table:style-name="ro6">
          <table:table-cell table:style-name="ce3" office:value-type="string" calcext:value-type="string">
            <text:p>Caso</text:p>
          </table:table-cell>
          <table:table-cell table:style-name="ce10" office:value-type="string" calcext:value-type="string">
            <text:p>Tamaño</text:p>
          </table:table-cell>
          <table:table-cell table:style-name="ce10" office:value-type="string" calcext:value-type="string">
            <text:p>Mejor coste conocido</text:p>
          </table:table-cell>
          <table:table-cell table:style-name="ce10" office:value-type="string" calcext:value-type="string">
            <text:p>¿Optima?</text:p>
          </table:table-cell>
          <table:table-cell table:style-name="ce2"/>
          <table:table-cell table:style-name="ce23" office:value-type="string" calcext:value-type="string">
            <text:p>Caso</text:p>
          </table:table-cell>
          <table:table-cell table:style-name="ce29" office:value-type="string" calcext:value-type="string">
            <text:p>Coste obtenido</text:p>
          </table:table-cell>
          <table:table-cell table:style-name="ce22" office:value-type="string" calcext:value-type="string">
            <text:p>Desv</text:p>
          </table:table-cell>
          <table:table-cell table:style-name="ce36" office:value-type="string" calcext:value-type="string">
            <text:p>Tiempo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2" office:value-type="string" calcext:value-type="string">
            <text:p>Chr20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98" calcext:value-type="float">
            <text:p>229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b</text:p>
          </table:table-cell>
          <table:table-cell table:style-name="ce30" office:value-type="float" office:value="2712" calcext:value-type="float">
            <text:p>2712</text:p>
          </table:table-cell>
          <table:table-cell table:style-name="ce35" table:formula="of:=100*([.G82]-[.C82])/[.C82]" office:value-type="float" office:value="18.0156657963446" calcext:value-type="float">
            <text:p>18,02</text:p>
          </table:table-cell>
          <table:table-cell table:style-name="ce37" office:value-type="float" office:value="0.005139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2" office:value-type="string" calcext:value-type="string">
            <text:p>Chr20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142" calcext:value-type="float">
            <text:p>14142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0c</text:p>
          </table:table-cell>
          <table:table-cell table:style-name="ce30" office:value-type="float" office:value="17634" calcext:value-type="float">
            <text:p>17634</text:p>
          </table:table-cell>
          <table:table-cell table:style-name="ce35" table:formula="of:=100*([.G83]-[.C83])/[.C83]" office:value-type="float" office:value="24.6924056003394" calcext:value-type="float">
            <text:p>24,69</text:p>
          </table:table-cell>
          <table:table-cell table:style-name="ce37" office:value-type="float" office:value="0.005753" calcext:value-type="float">
            <text:p>0,0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0">
          <table:table-cell table:style-name="ce2" office:value-type="string" calcext:value-type="string">
            <text:p>Chr22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56" calcext:value-type="float">
            <text:p>6156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a</text:p>
          </table:table-cell>
          <table:table-cell table:style-name="ce30" office:value-type="float" office:value="6552" calcext:value-type="float">
            <text:p>6552</text:p>
          </table:table-cell>
          <table:table-cell table:style-name="ce35" table:formula="of:=100*([.G84]-[.C84])/[.C84]" office:value-type="float" office:value="6.4327485380117" calcext:value-type="float">
            <text:p>6,43</text:p>
          </table:table-cell>
          <table:table-cell table:style-name="ce37" office:value-type="float" office:value="0.011504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Desv:</text:p>
          </table:table-cell>
          <table:table-cell table:style-name="ce48" table:formula="of:=SUM([.H82:.H101])/[.B79]" office:value-type="float" office:value="5.34658595429607" calcext:value-type="float">
            <text:p>5,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r22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194" calcext:value-type="float">
            <text:p>619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Chr22b</text:p>
          </table:table-cell>
          <table:table-cell table:style-name="ce30" office:value-type="float" office:value="6700" calcext:value-type="float">
            <text:p>6700</text:p>
          </table:table-cell>
          <table:table-cell table:style-name="ce35" table:formula="of:=100*([.G85]-[.C85])/[.C85]" office:value-type="float" office:value="8.16919599612528" calcext:value-type="float">
            <text:p>8,17</text:p>
          </table:table-cell>
          <table:table-cell table:style-name="ce37" office:value-type="float" office:value="0.007974" calcext:value-type="float">
            <text:p>0,01</text:p>
          </table:table-cell>
          <table:table-cell table:style-name="ce41"/>
          <table:table-cell table:style-name="ce43" office:value-type="string" calcext:value-type="string">
            <text:p>Media Tiempo:</text:p>
          </table:table-cell>
          <table:table-cell table:style-name="ce48" table:formula="of:=SUM([.I82:.I101])/[.B79]" office:value-type="float" office:value="1.6806456" calcext:value-type="float">
            <text:p>1,68</text:p>
          </table:table-cell>
          <table:table-cell table:number-columns-repeated="1012"/>
        </table:table-row>
        <table:table-row table:style-name="ro11">
          <table:table-cell table:style-name="ce2" office:value-type="string" calcext:value-type="string">
            <text:p>Els1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212548" calcext:value-type="float">
            <text:p>1721254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ls19</text:p>
          </table:table-cell>
          <table:table-cell table:style-name="ce30" office:value-type="float" office:value="18039214" calcext:value-type="float">
            <text:p>18039214</text:p>
          </table:table-cell>
          <table:table-cell table:style-name="ce35" table:formula="of:=100*([.G86]-[.C86])/[.C86]" office:value-type="float" office:value="4.80269394165233" calcext:value-type="float">
            <text:p>4,80</text:p>
          </table:table-cell>
          <table:table-cell table:style-name="ce37" office:value-type="float" office:value="0.004097" calcext:value-type="float">
            <text:p>0,00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4" office:value-type="string" calcext:value-type="string">
            <text:p>Esc32b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8" calcext:value-type="float">
            <text:p>168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Esc32b</text:p>
          </table:table-cell>
          <table:table-cell table:style-name="ce30" office:value-type="float" office:value="192" calcext:value-type="float">
            <text:p>192</text:p>
          </table:table-cell>
          <table:table-cell table:style-name="ce35" table:formula="of:=100*([.G87]-[.C87])/[.C87]" office:value-type="float" office:value="14.2857142857143" calcext:value-type="float">
            <text:p>14,29</text:p>
          </table:table-cell>
          <table:table-cell table:style-name="ce37" office:value-type="float" office:value="0.031553" calcext:value-type="float">
            <text:p>0,03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2" office:value-type="string" calcext:value-type="string">
            <text:p>Kra3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1420" calcext:value-type="float">
            <text:p>91420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Kra30b</text:p>
          </table:table-cell>
          <table:table-cell table:style-name="ce30" office:value-type="float" office:value="92970" calcext:value-type="float">
            <text:p>92970</text:p>
          </table:table-cell>
          <table:table-cell table:style-name="ce35" table:formula="of:=100*([.G88]-[.C88])/[.C88]" office:value-type="float" office:value="1.69547145044848" calcext:value-type="float">
            <text:p>1,70</text:p>
          </table:table-cell>
          <table:table-cell table:style-name="ce37" office:value-type="float" office:value="0.027038" calcext:value-type="float">
            <text:p>0,03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4" office:value-type="string" calcext:value-type="string">
            <text:p>Lipa90b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90441" calcext:value-type="float">
            <text:p>12490441</text:p>
          </table:table-cell>
          <table:table-cell table:style-name="ce1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Lipa90b</text:p>
          </table:table-cell>
          <table:table-cell table:style-name="ce30" office:value-type="float" office:value="15130341" calcext:value-type="float">
            <text:p>15130341</text:p>
          </table:table-cell>
          <table:table-cell table:style-name="ce35" table:formula="of:=100*([.G89]-[.C89])/[.C89]" office:value-type="float" office:value="21.1353626345139" calcext:value-type="float">
            <text:p>21,14</text:p>
          </table:table-cell>
          <table:table-cell table:style-name="ce37" office:value-type="float" office:value="2.43459" calcext:value-type="float">
            <text:p>2,43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5" office:value-type="string" calcext:value-type="string">
            <text:p>Nug3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124" calcext:value-type="float">
            <text:p>6124</text:p>
          </table:table-cell>
          <table:table-cell table:style-name="ce9" office:value-type="string" calcext:value-type="string">
            <text:p>OPT</text:p>
          </table:table-cell>
          <table:table-cell table:style-name="ce2"/>
          <table:table-cell table:style-name="ce24" office:value-type="string" calcext:value-type="string">
            <text:p>Nug30</text:p>
          </table:table-cell>
          <table:table-cell table:style-name="ce30" office:value-type="float" office:value="6170" calcext:value-type="float">
            <text:p>6170</text:p>
          </table:table-cell>
          <table:table-cell table:style-name="ce35" table:formula="of:=100*([.G90]-[.C90])/[.C90]" office:value-type="float" office:value="0.751143043762247" calcext:value-type="float">
            <text:p>0,75</text:p>
          </table:table-cell>
          <table:table-cell table:style-name="ce37" office:value-type="float" office:value="0.040624" calcext:value-type="float">
            <text:p>0,0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5" office:value-type="string" calcext:value-type="string">
            <text:p>Sko5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458" calcext:value-type="float">
            <text:p>3445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56</text:p>
          </table:table-cell>
          <table:table-cell table:style-name="ce30" office:value-type="float" office:value="34686" calcext:value-type="float">
            <text:p>34686</text:p>
          </table:table-cell>
          <table:table-cell table:style-name="ce35" table:formula="of:=100*([.G91]-[.C91])/[.C91]" office:value-type="float" office:value="0.661675082709385" calcext:value-type="float">
            <text:p>0,66</text:p>
          </table:table-cell>
          <table:table-cell table:style-name="ce37" office:value-type="float" office:value="0.408207" calcext:value-type="float">
            <text:p>0,41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2">
          <table:table-cell table:style-name="ce5" office:value-type="string" calcext:value-type="string">
            <text:p>Sko6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8498" calcext:value-type="float">
            <text:p>484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64</text:p>
          </table:table-cell>
          <table:table-cell table:style-name="ce30" office:value-type="float" office:value="48828" calcext:value-type="float">
            <text:p>48828</text:p>
          </table:table-cell>
          <table:table-cell table:style-name="ce35" table:formula="of:=100*([.G92]-[.C92])/[.C92]" office:value-type="float" office:value="0.680440430533218" calcext:value-type="float">
            <text:p>0,68</text:p>
          </table:table-cell>
          <table:table-cell table:style-name="ce37" office:value-type="float" office:value="0.733783" calcext:value-type="float">
            <text:p>0,73</text:p>
          </table:table-cell>
          <table:table-cell table:style-name="ce44"/>
          <table:table-cell table:style-name="ce41" table:number-columns-repeated="11"/>
          <table:table-cell table:number-columns-repeated="1003"/>
        </table:table-row>
        <table:table-row table:style-name="ro11">
          <table:table-cell table:style-name="ce5" office:value-type="string" calcext:value-type="string">
            <text:p>Sko7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6256" calcext:value-type="float">
            <text:p>66256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72</text:p>
          </table:table-cell>
          <table:table-cell table:style-name="ce30" office:value-type="float" office:value="66852" calcext:value-type="float">
            <text:p>66852</text:p>
          </table:table-cell>
          <table:table-cell table:style-name="ce35" table:formula="of:=100*([.G93]-[.C93])/[.C93]" office:value-type="float" office:value="0.899541173629558" calcext:value-type="float">
            <text:p>0,90</text:p>
          </table:table-cell>
          <table:table-cell table:style-name="ce37" office:value-type="float" office:value="1.18558" calcext:value-type="float">
            <text:p>1,19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5" office:value-type="string" calcext:value-type="string">
            <text:p>Sko8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998" calcext:value-type="float">
            <text:p>90998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81</text:p>
          </table:table-cell>
          <table:table-cell table:style-name="ce30" office:value-type="float" office:value="91724" calcext:value-type="float">
            <text:p>91724</text:p>
          </table:table-cell>
          <table:table-cell table:style-name="ce35" table:formula="of:=100*([.G94]-[.C94])/[.C94]" office:value-type="float" office:value="0.797819732301809" calcext:value-type="float">
            <text:p>0,80</text:p>
          </table:table-cell>
          <table:table-cell table:style-name="ce37" office:value-type="float" office:value="1.94461" calcext:value-type="float">
            <text:p>1,94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5" office:value-type="string" calcext:value-type="string">
            <text:p>Sko9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534" calcext:value-type="float">
            <text:p>115534</text:p>
          </table:table-cell>
          <table:table-cell table:style-name="ce9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90</text:p>
          </table:table-cell>
          <table:table-cell table:style-name="ce30" office:value-type="float" office:value="116302" calcext:value-type="float">
            <text:p>116302</text:p>
          </table:table-cell>
          <table:table-cell table:style-name="ce35" table:formula="of:=100*([.G95]-[.C95])/[.C95]" office:value-type="float" office:value="0.664739384077414" calcext:value-type="float">
            <text:p>0,66</text:p>
          </table:table-cell>
          <table:table-cell table:style-name="ce37" office:value-type="float" office:value="3.02362" calcext:value-type="float">
            <text:p>3,02</text:p>
          </table:table-cell>
          <table:table-cell table:style-name="ce41"/>
          <table:table-cell table:style-name="ce46"/>
          <table:table-cell table:style-name="ce47"/>
          <table:table-cell table:number-columns-repeated="1012"/>
        </table:table-row>
        <table:table-row table:style-name="ro11">
          <table:table-cell table:style-name="ce5" office:value-type="string" calcext:value-type="string">
            <text:p>Sko100a</text:p>
          </table:table-cell>
          <table:table-cell table:style-name="ce12" office:value-type="float" office:value="100" calcext:value-type="float">
            <text:p>100</text:p>
          </table:table-cell>
          <table:table-cell table:style-name="ce8" office:value-type="float" office:value="152002" calcext:value-type="float">
            <text:p>15200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a</text:p>
          </table:table-cell>
          <table:table-cell table:style-name="ce30" office:value-type="float" office:value="152908" calcext:value-type="float">
            <text:p>152908</text:p>
          </table:table-cell>
          <table:table-cell table:style-name="ce35" table:formula="of:=100*([.G96]-[.C96])/[.C96]" office:value-type="float" office:value="0.596044788884357" calcext:value-type="float">
            <text:p>0,60</text:p>
          </table:table-cell>
          <table:table-cell table:style-name="ce37" office:value-type="float" office:value="4.69953" calcext:value-type="float">
            <text:p>4,70</text:p>
          </table:table-cell>
          <table:table-cell table:style-name="ce2" table:number-columns-repeated="3"/>
          <table:table-cell table:number-columns-repeated="1012"/>
        </table:table-row>
        <table:table-row table:style-name="ro11">
          <table:table-cell table:style-name="ce5" office:value-type="string" calcext:value-type="string">
            <text:p>Sko100b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53890" calcext:value-type="float">
            <text:p>15389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b</text:p>
          </table:table-cell>
          <table:table-cell table:style-name="ce30" office:value-type="float" office:value="154636" calcext:value-type="float">
            <text:p>154636</text:p>
          </table:table-cell>
          <table:table-cell table:style-name="ce35" table:formula="of:=100*([.G97]-[.C97])/[.C97]" office:value-type="float" office:value="0.484761842874781" calcext:value-type="float">
            <text:p>0,48</text:p>
          </table:table-cell>
          <table:table-cell table:style-name="ce37" office:value-type="float" office:value="4.70909" calcext:value-type="float">
            <text:p>4,71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c</text:p>
          </table:table-cell>
          <table:table-cell table:style-name="ce12" office:value-type="float" office:value="100" calcext:value-type="float">
            <text:p>100</text:p>
          </table:table-cell>
          <table:table-cell table:style-name="ce15" office:value-type="float" office:value="147862" calcext:value-type="float">
            <text:p>147862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c</text:p>
          </table:table-cell>
          <table:table-cell table:style-name="ce30" office:value-type="float" office:value="148548" calcext:value-type="float">
            <text:p>148548</text:p>
          </table:table-cell>
          <table:table-cell table:style-name="ce35" table:formula="of:=100*([.G98]-[.C98])/[.C98]" office:value-type="float" office:value="0.463946111915164" calcext:value-type="float">
            <text:p>0,46</text:p>
          </table:table-cell>
          <table:table-cell table:style-name="ce37" office:value-type="float" office:value="4.74969" calcext:value-type="float">
            <text:p>4,75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5" office:value-type="string" calcext:value-type="string">
            <text:p>Sko100d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49576" calcext:value-type="float">
            <text:p>149576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d</text:p>
          </table:table-cell>
          <table:table-cell table:style-name="ce30" office:value-type="float" office:value="150442" calcext:value-type="float">
            <text:p>150442</text:p>
          </table:table-cell>
          <table:table-cell table:style-name="ce35" table:formula="of:=100*([.G99]-[.C99])/[.C99]" office:value-type="float" office:value="0.578969888217361" calcext:value-type="float">
            <text:p>0,58</text:p>
          </table:table-cell>
          <table:table-cell table:style-name="ce37" office:value-type="float" office:value="4.60358" calcext:value-type="float">
            <text:p>4,60</text:p>
          </table:table-cell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3">
          <table:table-cell table:style-name="ce5" office:value-type="string" calcext:value-type="string">
            <text:p>Sko100e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149150" calcext:value-type="float">
            <text:p>149150</text:p>
          </table:table-cell>
          <table:table-cell table:style-name="ce20" office:value-type="string" calcext:value-type="string">
            <text:p>No</text:p>
          </table:table-cell>
          <table:table-cell table:style-name="ce2"/>
          <table:table-cell table:style-name="ce24" office:value-type="string" calcext:value-type="string">
            <text:p>Sko100e</text:p>
          </table:table-cell>
          <table:table-cell table:style-name="ce30" office:value-type="float" office:value="150300" calcext:value-type="float">
            <text:p>150300</text:p>
          </table:table-cell>
          <table:table-cell table:style-name="ce35" table:formula="of:=100*([.G100]-[.C100])/[.C100]" office:value-type="float" office:value="0.771035869929601" calcext:value-type="float">
            <text:p>0,77</text:p>
          </table:table-cell>
          <table:table-cell table:style-name="ce37" office:value-type="float" office:value="4.70769" calcext:value-type="float">
            <text:p>4,71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5">
          <table:table-cell table:style-name="ce6" office:value-type="string" calcext:value-type="string">
            <text:p>Wil5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8816" calcext:value-type="float">
            <text:p>48816</text:p>
          </table:table-cell>
          <table:table-cell table:style-name="ce21" office:value-type="string" calcext:value-type="string">
            <text:p>No</text:p>
          </table:table-cell>
          <table:table-cell table:style-name="ce2"/>
          <table:table-cell table:style-name="ce25" office:value-type="string" calcext:value-type="string">
            <text:p>Wil50</text:p>
          </table:table-cell>
          <table:table-cell table:style-name="ce32" office:value-type="float" office:value="48988" calcext:value-type="float">
            <text:p>48988</text:p>
          </table:table-cell>
          <table:table-cell table:style-name="ce35" table:formula="of:=100*([.G101]-[.C101])/[.C101]" office:value-type="float" office:value="0.352343493936414" calcext:value-type="float">
            <text:p>0,35</text:p>
          </table:table-cell>
          <table:table-cell table:style-name="ce38" office:value-type="float" office:value="0.27926" calcext:value-type="float">
            <text:p>0,28</text:p>
          </table:table-cell>
          <table:table-cell table:style-name="ce26" table:number-columns-repeated="2"/>
          <table:table-cell table:style-name="ce33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6"/>
          <table:table-cell table:style-name="ce27" office:value-type="string" calcext:value-type="string">
            <text:p>Media Desv</text:p>
          </table:table-cell>
          <table:table-cell table:style-name="ce27" office:value-type="string" calcext:value-type="string">
            <text:p>Tiempo (s)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7" office:value-type="string" calcext:value-type="string">
            <text:p>GREEDY</text:p>
          </table:table-cell>
          <table:table-cell table:style-name="ce34" table:formula="of:=[.L6]" office:value-type="float" office:value="71.8795404703661" calcext:value-type="float">
            <text:p>71,8795404704</text:p>
          </table:table-cell>
          <table:table-cell table:style-name="ce34" table:formula="of:=[.L7]" office:value-type="float" office:value="0.00558725" calcext:value-type="float">
            <text:p>0,00558725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7" office:value-type="string" calcext:value-type="string">
            <text:p>BMB</text:p>
          </table:table-cell>
          <table:table-cell table:style-name="ce34" table:formula="of:=[.L31]" office:value-type="float" office:value="6.53827566231748" calcext:value-type="float">
            <text:p>6,5382756623</text:p>
          </table:table-cell>
          <table:table-cell table:style-name="ce34" table:formula="of:=[.L32]" office:value-type="float" office:value="0.7327024" calcext:value-type="float">
            <text:p>0,73270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7" office:value-type="string" calcext:value-type="string">
            <text:p>GRASP</text:p>
          </table:table-cell>
          <table:table-cell table:style-name="ce34" table:formula="of:=[.L57]" office:value-type="float" office:value="6.54681438560762" calcext:value-type="float">
            <text:p>6,5468143856</text:p>
          </table:table-cell>
          <table:table-cell table:style-name="ce34" table:formula="of:=[.L58]" office:value-type="float" office:value="1.16309325" calcext:value-type="float">
            <text:p>1,16309325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7" office:value-type="string" calcext:value-type="string">
            <text:p>ISL</text:p>
          </table:table-cell>
          <table:table-cell table:style-name="ce34" table:formula="of:=[.L84]" office:value-type="float" office:value="5.34658595429607" calcext:value-type="float">
            <text:p>5,3465859543</text:p>
          </table:table-cell>
          <table:table-cell table:style-name="ce34" table:formula="of:=[.L85]" office:value-type="float" office:value="1.6806456" calcext:value-type="float">
            <text:p>1,6806456</text:p>
          </table:table-cell>
          <table:table-cell table:number-columns-repeated="1016"/>
        </table:table-row>
        <table:table-row table:style-name="ro7" table:number-rows-repeated="10484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4-15" style:display-name="PageStyle_201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5-05-11T23:42:05.133254574</dc:date>
    <meta:document-statistic meta:table-count="1" meta:cell-count="719" meta:object-count="0"/>
    <meta:generator>LibreOffice/4.2.8.2$Linux_X86_64 LibreOffice_project/420m0$Build-2</meta:generator>
  </office:meta>
</office:document-meta>
</file>